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890f7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c5211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paragraph-rsid="001c5211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c5211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890f7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d718d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officeooo:rsid="001d718d" officeooo:paragraph-rsid="001d718d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c5211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890f7" fo:background-color="transparen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5211" officeooo:paragraph-rsid="001c5211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2pt" fo:font-weight="bold" officeooo:rsid="001c5211" officeooo:paragraph-rsid="001d718d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Liberation Sans" fo:font-size="12pt" officeooo:rsid="001890f7" officeooo:paragraph-rsid="001890f7" fo:background-color="#ffff00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c5211" officeooo:paragraph-rsid="001c5211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rsid="001c5211" officeooo:paragraph-rsid="001c5211" fo:background-color="transparent" style:font-weight-asian="bold" style:font-weight-complex="bold"/>
    </style:style>
    <style:style style:name="P15" style:family="paragraph" style:parent-style-name="Standard" style:list-style-name="L1">
      <style:paragraph-properties fo:text-align="justify" style:justify-single-word="false"/>
      <style:text-properties officeooo:paragraph-rsid="001890f7"/>
    </style:style>
    <style:style style:name="P16" style:family="paragraph" style:parent-style-name="Standard" style:list-style-name="L2">
      <style:paragraph-properties fo:text-align="justify" style:justify-single-word="false"/>
      <style:text-properties officeooo:paragraph-rsid="001c5211"/>
    </style:style>
    <style:style style:name="P17" style:family="paragraph" style:parent-style-name="Standard">
      <style:paragraph-properties fo:text-align="justify" style:justify-single-word="false"/>
      <style:text-properties officeooo:paragraph-rsid="001da54c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Liberation Sans" fo:font-size="12pt" officeooo:rsid="001890f7" officeooo:paragraph-rsid="001890f7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Liberation Sans" fo:font-size="12pt" officeooo:rsid="001c5211" officeooo:paragraph-rsid="001d718d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Liberation Sans" fo:font-size="12pt" officeooo:rsid="001d718d" officeooo:paragraph-rsid="001d718d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ans" fo:font-size="12pt" officeooo:rsid="001d718d" officeooo:paragraph-rsid="001da54c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Liberation Sans" fo:font-size="12pt" officeooo:rsid="001da54c" officeooo:paragraph-rsid="001da54c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style:font-name="Liberation Sans" fo:font-size="12pt" officeooo:rsid="001fb8a8" officeooo:paragraph-rsid="001fb8a8" style:font-size-asian="12pt" style:font-size-complex="12pt"/>
    </style:style>
    <style:style style:name="T1" style:family="text">
      <style:text-properties officeooo:rsid="001890f7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01890f7" style:font-size-asian="12pt" style:font-size-complex="12pt"/>
    </style:style>
    <style:style style:name="T4" style:family="text">
      <style:text-properties style:font-name="Liberation Sans" fo:font-size="12pt" officeooo:rsid="001c5211" style:font-size-asian="12pt" style:font-size-complex="12pt"/>
    </style:style>
    <style:style style:name="T5" style:family="text">
      <style:text-properties style:font-name="Liberation Sans" fo:font-size="12pt" officeooo:rsid="001d718d" style:font-size-asian="12pt" style:font-size-complex="12pt"/>
    </style:style>
    <style:style style:name="T6" style:family="text">
      <style:text-properties style:font-name="Liberation Sans" fo:font-size="12pt" officeooo:rsid="001da54c" style:font-size-asian="12pt" style:font-size-complex="12pt"/>
    </style:style>
    <style:style style:name="T7" style:family="text">
      <style:text-properties style:font-name="Liberation Sans" fo:font-size="12pt" officeooo:rsid="001890f7" fo:background-color="#ffff00" loext:char-shading-value="0" style:font-size-asian="12pt" style:font-size-complex="12pt"/>
    </style:style>
    <style:style style:name="T8" style:family="text">
      <style:text-properties style:font-name="Liberation Sans" fo:font-size="12pt" officeooo:rsid="001890f7" fo:background-color="transparent" loext:char-shading-value="0" style:font-size-asian="12pt" style:font-size-complex="12pt"/>
    </style:style>
    <style:style style:name="T9" style:family="text">
      <style:text-properties style:text-position="sub 58%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890f7" style:font-weight-asian="bold" style:font-weight-complex="bold"/>
    </style:style>
    <style:style style:name="T12" style:family="text">
      <style:text-properties officeooo:rsid="001d718d"/>
    </style:style>
    <style:style style:name="T13" style:family="text">
      <style:text-properties officeooo:rsid="001da54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R</text:span><text:span text:style-name="T2">ESUMO:</text:span></text:p>
      <text:p text:style-name="P4"/>
      <text:list xml:id="list1755932836" text:style-name="L1">
        <text:list-item>
          <text:p text:style-name="P15"><text:span text:style-name="T3">ECONOMIZAR RECURSOS </text:span><text:span text:style-name="T4">(VISITAR K PLANETAS COM MENOR DISTANCIA ENTRE ELES)</text:span><text:span text:style-name="T3">;</text:span></text:p>
        </text:list-item>
      </text:list>
      <text:p text:style-name="P1"/>
      <text:list xml:id="list114334897637660" text:continue-numbering="true" text:style-name="L1">
        <text:list-item>
          <text:p text:style-name="P18">ROTA ENTRE PLANETAS DA POSIÇÃO (I) ATÉ (F);</text:p>
        </text:list-item>
      </text:list>
      <text:p text:style-name="P1"/>
      <text:list xml:id="list114336501681928" text:continue-numbering="true" text:style-name="L1">
        <text:list-item>
          <text:p text:style-name="P15"><text:span text:style-name="T3">DESLOCAR O MÍNIMO POSSÍVEL </text:span><text:span text:style-name="T7">ENTRE PLANETAS;</text:span></text:p>
        </text:list-item>
      </text:list>
      <text:p text:style-name="P12"/>
      <text:p text:style-name="P9"/>
      <text:p text:style-name="P3"><text:span text:style-name="T11">OBJETIVO: </text:span><text:span text:style-name="T1">DADA A ROTA DE PLANETAS PRÓXIMOS, VOCÊ DEVE ESCOLHER OS K PLANETAS A SEREM RECONQUISTADOS DE MODO A MINIMIZAR AS DISTÂNCIAS DO PERCURSO PERCORRIDO ENTRE O INÍCIO DO CAMINHO, OS PLANETAS ESCOLHIDOS E O FIM.</text:span></text:p>
      <text:p text:style-name="P8"/>
      <text:p text:style-name="P8"/>
      <text:p text:style-name="P14"><text:span text:style-name="T3">L</text:span><text:span text:style-name="T2">EITURA COMPLEMENTAR:</text:span></text:p>
      <text:p text:style-name="P9"/>
      <text:list xml:id="list1503112124" text:style-name="L2">
        <text:list-item>
          <text:p text:style-name="P16"><text:a xlink:type="simple" xlink:href="https://www.geeksforgeeks.org/dynamic-memory-allocation-in-c-using-malloc-calloc-free-and-realloc/" text:style-name="Internet_20_link" text:visited-style-name="Visited_20_Internet_20_Link"><text:span text:style-name="T8">https://www.geeksforgeeks.org/dynamic-memory-allocation-in-c-using-malloc-calloc-free-and-realloc/</text:span></text:a></text:p>
        </text:list-item>
      </text:list>
      <text:p text:style-name="P5"/>
      <text:p text:style-name="P6"/>
      <text:p text:style-name="P11">COMANDOS NO TERMINAL:</text:p>
      <text:p text:style-name="P6"><text:tab/></text:p>
      <text:p text:style-name="P6"><text:tab/>$ gcc tp.c -o tp</text:p>
      <text:p text:style-name="P6"><text:tab/>$ ./tp [ PD | AG | FB ]</text:p>
      <text:p text:style-name="P6"><text:tab/>$ &lt;entrada do tipo ENTRY&gt;</text:p>
      <text:p text:style-name="P6"/>
      <text:p text:style-name="P6"/>
      <text:p text:style-name="P10">ENTRY:</text:p>
      <text:p text:style-name="P4"/>
      <text:p text:style-name="P4">t <text:tab/>(tq 0 &lt; t &lt;= 100)</text:p>
      <text:p text:style-name="P4">n k <text:tab/>(tq 0 &lt; n &lt;= 500 &amp; 0 &lt; k &lt;= 250)</text:p>
      <text:p text:style-name="P4">a<text:span text:style-name="T9">1</text:span></text:p>
      <text:p text:style-name="P4">a<text:span text:style-name="T9">2</text:span></text:p>
      <text:p text:style-name="P4">.</text:p>
      <text:p text:style-name="P4">.</text:p>
      <text:p text:style-name="P4">.</text:p>
      <text:p text:style-name="P4">a<text:span text:style-name="T9">n</text:span></text:p>
      <text:p text:style-name="P4">a<text:span text:style-name="T9">n+1</text:span></text:p>
      <text:p text:style-name="P4"/>
      <text:p text:style-name="P10">EXEMPLO<text:span text:style-name="T12">1</text:span>:</text:p>
      <text:p text:style-name="P2"/>
      <text:p text:style-name="P2">1</text:p>
      <text:p text:style-name="P2">3 2</text:p>
      <text:p text:style-name="P2">1</text:p>
      <text:p text:style-name="P2">2</text:p>
      <text:p text:style-name="P2">3</text:p>
      <text:p text:style-name="P2">1</text:p>
      <text:p text:style-name="P4"/>
      <text:p text:style-name="P4"/>
      <text:p text:style-name="P4"/>
      <text:p text:style-name="P7"><text:soft-page-break/><text:span text:style-name="T10">EXEMPLO2</text:span>:</text:p>
      <text:p text:style-name="P7"/>
      <text:p text:style-name="P7">3</text:p>
      <text:p text:style-name="P7">4 3</text:p>
      <text:p text:style-name="P7">7</text:p>
      <text:p text:style-name="P7">2</text:p>
      <text:p text:style-name="P7">6</text:p>
      <text:p text:style-name="P7">4</text:p>
      <text:p text:style-name="P7">5</text:p>
      <text:p text:style-name="P7">4 3</text:p>
      <text:p text:style-name="P7">10</text:p>
      <text:p text:style-name="P7">5</text:p>
      <text:p text:style-name="P7">6</text:p>
      <text:p text:style-name="P7">1</text:p>
      <text:p text:style-name="P7">2</text:p>
      <text:p text:style-name="P7">10 5</text:p>
      <text:p text:style-name="P7">1</text:p>
      <text:p text:style-name="P7">8</text:p>
      <text:p text:style-name="P7">1</text:p>
      <text:p text:style-name="P7">7</text:p>
      <text:p text:style-name="P7">1</text:p>
      <text:p text:style-name="P23">3</text:p>
      <text:p text:style-name="P7">1</text:p>
      <text:p text:style-name="P22">1</text:p>
      <text:p text:style-name="P7">2</text:p>
      <text:p text:style-name="P23">9</text:p>
      <text:p text:style-name="P23">1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4T08:51:28.717606570</meta:creation-date>
    <dc:date>2021-03-06T11:43:34.356792548</dc:date>
    <meta:editing-duration>PT2H18M28S</meta:editing-duration>
    <meta:editing-cycles>4</meta:editing-cycles>
    <meta:generator>LibreOffice/6.4.6.2$Linux_X86_64 LibreOffice_project/40$Build-2</meta:generator>
    <meta:document-statistic meta:table-count="0" meta:image-count="0" meta:object-count="0" meta:page-count="2" meta:paragraph-count="55" meta:word-count="156" meta:character-count="726" meta:non-whitespace-character-count="622"/>
  </office:meta>
</office:document-meta>
</file>